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9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9.00pt" fo:font-weight="normal" fo:font-family="'Montserrat SemiBold'" style:font-family-asian="'Montserrat SemiBold'" style:font-family-complex="'Montserrat SemiBold'" fo:background-color="transparent" style:use-window-font-color="true"/>
    </style:style>
    <style:style style:name="T3" style:family="text">
      <style:text-properties fo:font-size="19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9.00pt" fo:font-weight="normal" fo:font-family="'Montserrat SemiBold'" style:font-family-asian="'Montserrat SemiBold'" style:font-family-complex="'Montserrat SemiBold'" fo:background-color="transparent" style:use-window-font-color="true"/>
    </style:style>
    <style:style style:name="T5" style:family="text">
      <style:text-properties fo:font-size="19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9.00pt" fo:font-weight="normal" fo:font-family="'Montserrat SemiBold'" style:font-family-asian="'Montserrat SemiBold'" style:font-family-complex="'Montserrat SemiBold'" fo:background-color="transparent" style:use-window-font-color="true"/>
    </style:style>
    <style:style style:name="T7" style:family="text">
      <style:text-properties fo:font-size="19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9.00pt" fo:font-weight="normal" fo:font-family="'Montserrat SemiBold'" style:font-family-asian="'Montserrat SemiBold'" style:font-family-complex="'Montserrat SemiBold'" fo:background-color="transparent" style:use-window-font-color="true"/>
    </style:style>
    <style:style style:name="T9" style:family="text">
      <style:text-properties fo:font-size="18.00pt" fo:font-weight="bold" fo:font-family="Arial" style:font-family-asian="Arial" style:font-family-complex="Arial" fo:background-color="#ffffff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8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9" style:family="text">
      <style:text-properties fo:font-size="14.00pt" fo:font-weight="normal" fo:font-family="Arial" style:font-family-asian="Arial" style:font-family-complex="Arial" fo:background-color="#ffffff" style:use-window-font-color="true"/>
    </style:style>
    <style:style style:name="T20" style:family="text">
      <style:text-properties fo:font-size="18.00pt" fo:font-weight="bold" fo:font-family="Arial" style:font-family-asian="Arial" style:font-family-complex="Arial" fo:background-color="#ffffff" style:use-window-font-color="true"/>
    </style:style>
    <style:style style:name="T21" style:family="text">
      <style:text-properties fo:font-size="14.00pt" fo:font-weight="normal" fo:font-family="Arial" style:font-family-asian="Arial" style:font-family-complex="Arial" fo:background-color="#ffffff" style:use-window-font-color="true"/>
    </style:style>
    <style:style style:name="T22" style:family="text">
      <style:text-properties fo:font-size="16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#ffffff" style:use-window-font-color="true"/>
    </style:style>
    <style:style style:name="T23" style:family="text">
      <style:text-properties fo:font-size="14.00pt" fo:font-weight="normal" fo:font-family="Arial" style:font-family-asian="Arial" style:font-family-complex="Arial" fo:background-color="#ffffff" style:use-window-font-color="true"/>
    </style:style>
    <style:style style:name="T24" style:family="text">
      <style:text-properties fo:font-size="14.00pt" fo:font-weight="normal" fo:font-family="Arial" style:font-family-asian="Arial" style:font-family-complex="Arial" fo:background-color="#ffffff" style:use-window-font-color="true"/>
    </style:style>
    <style:style style:name="T25" style:family="text">
      <style:text-properties fo:font-size="14.00pt" fo:font-weight="normal" fo:font-family="Arial" style:font-family-asian="Arial" style:font-family-complex="Arial" fo:background-color="#ffffff" style:use-window-font-color="true"/>
    </style:style>
    <style:style style:name="T26" style:family="text">
      <style:text-properties fo:font-size="14.00pt" fo:font-weight="normal" fo:font-family="Arial" style:font-family-asian="Arial" style:font-family-complex="Arial" fo:background-color="#ffffff" style:use-window-font-color="true"/>
    </style:style>
    <style:style style:name="T27" style:family="text">
      <style:text-properties fo:font-size="14.00pt" fo:font-weight="normal" fo:font-family="Arial" style:font-family-asian="Arial" style:font-family-complex="Arial" fo:background-color="#ffffff" style:use-window-font-color="true"/>
    </style:style>
    <style:style style:name="T28" style:family="text">
      <style:text-properties fo:font-size="14.00pt" fo:font-weight="normal" fo:font-family="Arial" style:font-family-asian="Arial" style:font-family-complex="Arial" fo:background-color="#ffffff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0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#ffffff" style:use-window-font-color="true"/>
    </style:style>
    <style:style style:name="T32" style:family="text">
      <style:text-properties fo:font-size="12.00pt" fo:font-weight="bold" fo:font-family="Arial" style:font-family-asian="Arial" style:font-family-complex="Arial" fo:background-color="#ffffff" fo:color="#202124"/>
    </style:style>
    <style:style style:name="T33" style:family="text">
      <style:text-properties fo:font-size="12.00pt" fo:font-weight="normal" fo:font-family="Arial" style:font-family-asian="Arial" style:font-family-complex="Arial" fo:background-color="#ffffff" fo:color="#202124"/>
    </style:style>
    <style:style style:name="T34" style:family="text">
      <style:text-properties fo:font-size="12.00pt" fo:font-weight="bold" fo:font-family="Arial" style:font-family-asian="Arial" style:font-family-complex="Arial" fo:background-color="#ffffff" fo:color="#202124"/>
    </style:style>
    <style:style style:name="T35" style:family="text">
      <style:text-properties fo:font-size="12.00pt" fo:font-weight="normal" fo:font-family="Arial" style:font-family-asian="Arial" style:font-family-complex="Arial" fo:background-color="#ffffff" fo:color="#202124"/>
    </style:style>
    <style:style style:name="T36" style:family="text">
      <style:text-properties fo:font-size="12.00pt" fo:font-weight="bold" fo:font-family="Arial" style:font-family-asian="Arial" style:font-family-complex="Arial" fo:background-color="#ffffff" fo:color="#202124"/>
    </style:style>
    <style:style style:name="T37" style:family="text">
      <style:text-properties fo:font-size="12.00pt" fo:font-weight="normal" fo:font-family="Arial" style:font-family-asian="Arial" style:font-family-complex="Arial" fo:background-color="#ffffff" fo:color="#202124"/>
    </style:style>
    <style:style style:name="T38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#ffffff" fo:color="#202124"/>
    </style:style>
    <style:style style:name="T40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41" style:family="text">
      <style:text-properties fo:font-size="14.00pt" fo:font-weight="normal" fo:font-family="Arial" style:font-family-asian="Arial" style:font-family-complex="Arial" fo:background-color="#ffffff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43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44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45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46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47" style:family="text">
      <style:text-properties fo:font-size="11.00pt" fo:font-weight="normal" fo:font-family="Arial" style:font-family-asian="Arial" style:font-family-complex="Arial" fo:background-color="#ffffff" style:use-window-font-color="true"/>
    </style:style>
    <style:style style:name="T48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49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50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51" style:family="text">
      <style:text-properties fo:font-size="12.00pt" fo:font-weight="bold" fo:font-family="Arial" style:font-family-asian="Arial" style:font-family-complex="Arial" fo:background-color="#ffffff" fo:color="#24292f"/>
    </style:style>
    <style:style style:name="T52" style:family="text">
      <style:text-properties fo:font-size="12.00pt" fo:font-weight="normal" fo:font-family="Arial" style:font-family-asian="Arial" style:font-family-complex="Arial" fo:background-color="#ffffff" fo:color="#24292f"/>
    </style:style>
    <style:style style:name="T53" style:family="text">
      <style:text-properties fo:font-size="12.00pt" fo:font-weight="bold" fo:font-family="Arial" style:font-family-asian="Arial" style:font-family-complex="Arial" fo:background-color="#ffffff" fo:color="#202124"/>
    </style:style>
    <style:style style:name="T54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55" style:family="text">
      <style:text-properties fo:font-size="12.00pt" fo:font-weight="bold" fo:font-family="Arial" style:font-family-asian="Arial" style:font-family-complex="Arial" fo:background-color="#ffffff" fo:color="#202124"/>
    </style:style>
    <style:style style:name="T56" style:family="text">
      <style:text-properties fo:font-size="14.00pt" fo:font-weight="normal" fo:font-family="Arial" style:font-family-asian="Arial" style:font-family-complex="Arial" fo:background-color="#ffffff" style:use-window-font-color="true"/>
    </style:style>
    <style:style style:name="T57" style:family="text">
      <style:text-properties fo:font-size="12.00pt" fo:font-weight="normal" fo:font-family="Arial" style:font-family-asian="Arial" style:font-family-complex="Arial" fo:background-color="#ffffff" fo:color="#202124"/>
    </style:style>
    <style:style style:name="T58" style:family="text">
      <style:text-properties fo:font-size="12.00pt" fo:font-weight="bold" fo:font-family="Arial" style:font-family-asian="Arial" style:font-family-complex="Arial" fo:background-color="#ffffff" fo:color="#202124"/>
    </style:style>
    <style:style style:name="T59" style:family="text">
      <style:text-properties fo:font-size="12.00pt" fo:font-weight="normal" fo:font-family="Arial" style:font-family-asian="Arial" style:font-family-complex="Arial" fo:background-color="#ffffff" fo:color="#202124"/>
    </style:style>
    <style:style style:name="T60" style:family="text">
      <style:text-properties fo:font-size="12.00pt" fo:font-weight="bold" fo:font-family="Arial" style:font-family-asian="Arial" style:font-family-complex="Arial" fo:background-color="#ffffff" fo:color="#202124"/>
    </style:style>
    <style:style style:name="T61" style:family="text">
      <style:text-properties fo:font-size="12.00pt" fo:font-weight="normal" fo:font-family="Arial" style:font-family-asian="Arial" style:font-family-complex="Arial" fo:background-color="#ffffff" fo:color="#202124"/>
    </style:style>
    <style:style style:name="T62" style:family="text">
      <style:text-properties fo:font-size="12.00pt" fo:font-weight="bold" fo:font-family="Arial" style:font-family-asian="Arial" style:font-family-complex="Arial" fo:background-color="#ffffff" fo:color="#202124"/>
    </style:style>
    <style:style style:name="T6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64" style:family="text">
      <style:text-properties fo:font-size="12.00pt" fo:font-weight="bold" fo:font-family="Arial" style:font-family-asian="Arial" style:font-family-complex="Arial" fo:background-color="#ffffff" fo:color="#202124"/>
    </style:style>
    <style:style style:name="T65" style:family="text">
      <style:text-properties fo:font-size="12.00pt" fo:font-weight="normal" fo:font-family="Arial" style:font-family-asian="Arial" style:font-family-complex="Arial" fo:background-color="#ffffff" fo:color="#202124"/>
    </style:style>
    <style:style style:name="T66" style:family="text">
      <style:text-properties fo:font-size="12.00pt" fo:font-weight="bold" fo:font-family="Arial" style:font-family-asian="Arial" style:font-family-complex="Arial" fo:background-color="#ffffff" fo:color="#202124"/>
    </style:style>
    <style:style style:name="T67" style:family="text">
      <style:text-properties fo:font-size="12.00pt" fo:font-weight="normal" fo:font-family="Arial" style:font-family-asian="Arial" style:font-family-complex="Arial" fo:background-color="#ffffff" fo:color="#202124"/>
    </style:style>
    <style:style style:name="T68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69" style:family="text">
      <style:text-properties fo:font-size="12.00pt" fo:font-weight="normal" fo:font-family="Arial" style:font-family-asian="Arial" style:font-family-complex="Arial" fo:background-color="#ffffff" fo:color="#202124"/>
    </style:style>
    <style:style style:name="T70" style:family="text">
      <style:text-properties fo:font-size="12.00pt" fo:font-weight="bold" fo:font-family="Arial" style:font-family-asian="Arial" style:font-family-complex="Arial" fo:background-color="#ffffff" fo:color="#202124"/>
    </style:style>
    <style:style style:name="T71" style:family="text">
      <style:text-properties fo:font-size="12.00pt" fo:font-weight="bold" fo:font-family="Arial" style:font-family-asian="Arial" style:font-family-complex="Arial" fo:background-color="#ffffff" fo:color="#202124" fo:font-style="italic"/>
    </style:style>
    <style:style style:name="T72" style:family="text">
      <style:text-properties fo:font-size="14.00pt" fo:font-weight="normal" fo:font-family="Arial" style:font-family-asian="Arial" style:font-family-complex="Arial" fo:background-color="#ffffff" style:use-window-font-color="true" fo:font-style="italic"/>
    </style:style>
    <style:style style:name="T7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74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75" style:family="text">
      <style:text-properties fo:font-size="14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2.00pt" fo:font-weight="normal" fo:font-family="Arial" style:font-family-asian="Arial" style:font-family-complex="Arial" fo:background-color="#ffffff" fo:color="#202124"/>
    </style:style>
    <style:style style:name="T77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#ffffff" fo:color="#202124"/>
    </style:style>
    <style:style style:name="T78" style:family="text">
      <style:text-properties fo:font-size="12.00pt" fo:font-weight="normal" fo:font-family="Arial" style:font-family-asian="Arial" style:font-family-complex="Arial" fo:background-color="#ffffff" fo:color="#202124"/>
    </style:style>
    <style:style style:name="T79" style:family="text">
      <style:text-properties fo:font-size="12.00pt" fo:font-weight="bold" fo:font-family="Arial" style:font-family-asian="Arial" style:font-family-complex="Arial" fo:background-color="#ffffff" fo:color="#202124"/>
    </style:style>
    <style:style style:name="T80" style:family="text">
      <style:text-properties fo:font-size="12.00pt" fo:font-weight="normal" fo:font-family="Arial" style:font-family-asian="Arial" style:font-family-complex="Arial" fo:background-color="#ffffff" fo:color="#202124"/>
    </style:style>
    <style:style style:name="T81" style:family="text">
      <style:text-properties fo:font-size="12.00pt" fo:font-weight="bold" fo:font-family="Arial" style:font-family-asian="Arial" style:font-family-complex="Arial" fo:background-color="#ffffff" fo:color="#202124"/>
    </style:style>
    <style:style style:name="T82" style:family="text">
      <style:text-properties fo:font-size="12.00pt" fo:font-weight="normal" fo:font-family="Arial" style:font-family-asian="Arial" style:font-family-complex="Arial" fo:background-color="#ffffff" fo:color="#202124"/>
    </style:style>
    <style:style style:name="T83" style:family="text">
      <style:text-properties fo:font-size="12.00pt" fo:font-weight="bold" fo:font-family="Arial" style:font-family-asian="Arial" style:font-family-complex="Arial" fo:background-color="#ffffff" fo:color="#202124"/>
    </style:style>
    <style:style style:name="T84" style:family="text">
      <style:text-properties fo:font-size="12.00pt" fo:font-weight="normal" fo:font-family="Arial" style:font-family-asian="Arial" style:font-family-complex="Arial" fo:background-color="#ffffff" fo:color="#202124"/>
    </style:style>
    <style:style style:name="T85" style:family="text">
      <style:text-properties fo:font-size="12.00pt" fo:font-weight="bold" fo:font-family="Arial" style:font-family-asian="Arial" style:font-family-complex="Arial" fo:background-color="#ffffff" fo:color="#202124"/>
    </style:style>
    <style:style style:name="T86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#ffffff" fo:color="#202124"/>
    </style:style>
    <style:style style:name="T8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88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8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90" style:family="text">
      <style:text-properties fo:font-size="11.00pt" fo:font-weight="bold" fo:font-family="'Helvetica Neue'" style:font-family-asian="'Helvetica Neue'" style:font-family-complex="'Helvetica Neue'" fo:background-color="#ffffff" style:use-window-font-color="true"/>
    </style:style>
    <style:style style:name="T91" style:family="text">
      <style:text-properties fo:font-size="11.00pt" fo:font-weight="bold" fo:font-family="Arial" style:font-family-asian="Arial" style:font-family-complex="Arial" fo:background-color="#ffffff" style:use-window-font-color="true"/>
    </style:style>
    <style:style style:name="T92" style:family="text">
      <style:text-properties fo:font-size="11.00pt" fo:font-weight="bold" fo:font-family="'Helvetica Neue'" style:font-family-asian="'Helvetica Neue'" style:font-family-complex="'Helvetica Neue'" fo:background-color="#ffffff" style:use-window-font-color="true"/>
    </style:style>
    <style:style style:name="T93" style:family="text">
      <style:text-properties fo:font-size="11.00pt" fo:font-weight="bold" fo:font-family="Arial" style:font-family-asian="Arial" style:font-family-complex="Arial" fo:background-color="#ffffff" style:use-window-font-color="true"/>
    </style:style>
    <style:style style:name="T94" style:family="text">
      <style:text-properties fo:font-size="11.00pt" fo:font-weight="normal" fo:font-family="'Helvetica Neue'" style:font-family-asian="'Helvetica Neue'" style:font-family-complex="'Helvetica Neue'" fo:background-color="#ffffff" style:use-window-font-color="true"/>
    </style:style>
    <style:style style:name="T95" style:family="text">
      <style:text-properties fo:font-size="11.00pt" fo:font-weight="normal" fo:font-family="Arial" style:font-family-asian="Arial" style:font-family-complex="Arial" fo:background-color="#ffffff" style:use-window-font-color="true"/>
    </style:style>
    <style:style style:name="T96" style:family="text">
      <style:text-properties fo:font-size="11.00pt" fo:font-weight="normal" fo:font-family="'Helvetica Neue'" style:font-family-asian="'Helvetica Neue'" style:font-family-complex="'Helvetica Neue'" fo:background-color="#ffffff" style:use-window-font-color="true"/>
    </style:style>
    <style:style style:name="T97" style:family="text">
      <style:text-properties fo:font-size="11.00pt" fo:font-weight="bold" fo:font-family="'Helvetica Neue'" style:font-family-asian="'Helvetica Neue'" style:font-family-complex="'Helvetica Neue'" fo:background-color="#ffffff" style:use-window-font-color="true"/>
    </style:style>
    <style:style style:name="T98" style:family="text">
      <style:text-properties fo:font-size="11.00pt" fo:font-weight="bold" fo:font-family="Arial" style:font-family-asian="Arial" style:font-family-complex="Arial" fo:background-color="#ffffff" style:use-window-font-color="true"/>
    </style:style>
    <style:style style:name="T99" style:family="text">
      <style:text-properties fo:font-size="11.00pt" fo:font-weight="bold" fo:font-family="'Helvetica Neue'" style:font-family-asian="'Helvetica Neue'" style:font-family-complex="'Helvetica Neue'" fo:background-color="#ffffff" style:use-window-font-color="true"/>
    </style:style>
    <style:style style:name="T100" style:family="text">
      <style:text-properties fo:font-size="11.00pt" fo:font-weight="bold" fo:font-family="Arial" style:font-family-asian="Arial" style:font-family-complex="Arial" fo:background-color="#ffffff" style:use-window-font-color="true"/>
    </style:style>
    <style:style style:name="T101" style:family="text">
      <style:text-properties fo:font-size="11.00pt" fo:font-weight="normal" fo:font-family="'Helvetica Neue'" style:font-family-asian="'Helvetica Neue'" style:font-family-complex="'Helvetica Neue'" fo:background-color="#ffffff" style:use-window-font-color="true"/>
    </style:style>
    <style:style style:name="T102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#ffffff" fo:color="#202124"/>
    </style:style>
    <style:style style:name="T10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04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#ffffff" fo:color="#202124"/>
    </style:style>
    <style:style style:name="T10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06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07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#ffffff" fo:color="#202124"/>
    </style:style>
    <style:style style:name="T108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09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10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1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12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13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#ffffff" fo:color="#202124"/>
    </style:style>
    <style:style style:name="T114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15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16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17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18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19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#ffffff" fo:color="#202124"/>
    </style:style>
    <style:style style:name="T120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21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22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2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24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25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26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27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28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29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#ffffff" fo:color="#202124"/>
    </style:style>
    <style:style style:name="T130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31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32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33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34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35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36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37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38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#ffffff" fo:color="#202124"/>
    </style:style>
    <style:style style:name="T13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40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4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42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#ffffff" fo:color="#202124"/>
    </style:style>
    <style:style style:name="T14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44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4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46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4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48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#ffffff" fo:color="#202124"/>
    </style:style>
    <style:style style:name="T14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50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51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#ffffff" fo:color="#202124"/>
    </style:style>
    <style:style style:name="T152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53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154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155" style:family="text">
      <style:text-properties fo:font-size="12.00pt" fo:font-weight="normal" fo:font-family="Arial" style:font-family-asian="Arial" style:font-family-complex="Arial" fo:background-color="#ffffff" fo:color="#202124"/>
    </style:style>
    <style:style style:name="T156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5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58" style:family="text">
      <style:text-properties fo:font-size="12.00pt" fo:font-weight="normal" fo:font-family="Arial" style:font-family-asian="Arial" style:font-family-complex="Arial" fo:background-color="#ffffff" style:use-window-font-color="true" fo:font-style="italic"/>
    </style:style>
    <style:style style:name="T159" style:family="text">
      <style:text-properties fo:font-size="12.00pt" fo:font-weight="normal" fo:font-family="Arial" style:font-family-asian="Arial" style:font-family-complex="Arial" fo:background-color="#ffffff" style:use-window-font-color="true" fo:font-style="italic"/>
    </style:style>
    <style:style style:name="T160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61" style:family="text">
      <style:text-properties fo:font-size="12.00pt" fo:font-weight="normal" fo:font-family="Arial" style:font-family-asian="Arial" style:font-family-complex="Arial" fo:background-color="#ffffff" style:use-window-font-color="true" fo:font-style="italic"/>
    </style:style>
    <style:style style:name="T162" style:family="text">
      <style:text-properties fo:font-size="12.00pt" fo:font-weight="normal" fo:font-family="Arial" style:font-family-asian="Arial" style:font-family-complex="Arial" fo:background-color="#ffffff" style:use-window-font-color="true" fo:font-style="italic"/>
    </style:style>
    <style:style style:name="T16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64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65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166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16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68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6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70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7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72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73" style:family="text">
      <style:text-properties fo:font-size="12.00pt" fo:font-weight="normal" fo:font-family="Arial" style:font-family-asian="Arial" style:font-family-complex="Arial" fo:background-color="#ffffff" style:use-window-font-color="true" fo:font-style="italic"/>
    </style:style>
    <style:style style:name="T174" style:family="text">
      <style:text-properties fo:font-size="12.00pt" fo:font-weight="normal" fo:font-family="Arial" style:font-family-asian="Arial" style:font-family-complex="Arial" fo:background-color="#ffffff" style:use-window-font-color="true" fo:font-style="italic"/>
    </style:style>
    <style:style style:name="T175" style:family="text">
      <style:text-properties fo:font-size="12.00pt" fo:font-weight="normal" fo:font-family="Arial" style:font-family-asian="Arial" style:font-family-complex="Arial" fo:background-color="#ffffff" style:use-window-font-color="true" fo:font-style="italic"/>
    </style:style>
    <style:style style:name="T176" style:family="text">
      <style:text-properties fo:font-size="12.00pt" fo:font-weight="normal" fo:font-family="Arial" style:font-family-asian="Arial" style:font-family-complex="Arial" fo:background-color="#ffffff" style:use-window-font-color="true" fo:font-style="italic"/>
    </style:style>
    <style:style style:name="T17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78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7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80" style:family="text">
      <style:text-properties fo:font-size="11.00pt" fo:font-weight="bold" fo:font-family="Arial" style:font-family-asian="Arial" style:font-family-complex="Arial" fo:background-color="#ffffff" style:use-window-font-color="true"/>
    </style:style>
    <style:style style:name="T181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182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183" style:family="text">
      <style:text-properties fo:font-size="11.00pt" fo:font-weight="bold" fo:font-family="Arial" style:font-family-asian="Arial" style:font-family-complex="Arial" fo:background-color="#ffffff" style:use-window-font-color="true"/>
    </style:style>
    <style:style style:name="T184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85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#ffffff" fo:color="#0000ff"/>
    </style:style>
    <style:style style:name="T18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#ffffff" fo:color="#0000ff"/>
    </style:style>
    <style:style style:name="T187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88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8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90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91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92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9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94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95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96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97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98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99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200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201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202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0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04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20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06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20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08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209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210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1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12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213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214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15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216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21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18" style:family="text">
      <style:text-properties fo:font-size="12.00pt" fo:font-weight="normal" fo:font-family="Arial" style:font-family-asian="Arial" style:font-family-complex="Arial" fo:background-color="#ffffff" fo:color="#202124"/>
    </style:style>
    <style:style style:name="T219" style:family="text">
      <style:text-properties fo:font-size="12.00pt" fo:font-weight="bold" fo:font-family="Arial" style:font-family-asian="Arial" style:font-family-complex="Arial" fo:background-color="#ffffff" fo:color="#202124"/>
    </style:style>
    <style:style style:name="T220" style:family="text">
      <style:text-properties fo:font-size="12.00pt" fo:font-weight="normal" fo:font-family="Arial" style:font-family-asian="Arial" style:font-family-complex="Arial" fo:background-color="#ffffff" fo:color="#202124"/>
    </style:style>
    <style:style style:name="T221" style:family="text">
      <style:text-properties fo:font-size="12.00pt" fo:font-weight="normal" fo:font-family="Arial" style:font-family-asian="Arial" style:font-family-complex="Arial" fo:background-color="#ffffff" fo:color="#202124"/>
    </style:style>
    <style:style style:name="T222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P1" style:family="paragraph">
      <style:paragraph-properties fo:line-height="115.00%" fo:text-align="justify"/>
    </style:style>
    <style:style style:name="P2" style:family="paragraph">
      <style:paragraph-properties fo:line-height="115.00%" fo:text-align="justify" fo:margin-left="0.00pt" fo:text-indent="36.00pt"/>
    </style:style>
    <style:style style:name="P3" style:family="paragraph">
      <style:paragraph-properties fo:line-height="115.00%" fo:text-align="justify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justify"/>
    </style:style>
    <style:style style:name="P5" style:family="paragraph">
      <style:paragraph-properties fo:line-height="115.00%" fo:text-align="justify" fo:margin-left="36.00pt" fo:text-indent="0.00pt"/>
    </style:style>
    <style:style style:name="P6" style:family="paragraph">
      <style:paragraph-properties fo:line-height="115.00%" fo:text-align="justify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justify"/>
    </style:style>
    <style:style style:name="P8" style:family="paragraph">
      <style:paragraph-properties fo:line-height="115.00%" fo:text-align="justify" fo:margin-left="36.00pt" fo:text-indent="0.00pt"/>
    </style:style>
    <style:style style:name="P9" style:family="paragraph">
      <style:paragraph-properties fo:line-height="115.00%" fo:text-align="justify"/>
    </style:style>
    <text:list-style style:name="L10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justify"/>
    </style:style>
    <style:style style:name="P11" style:family="paragraph">
      <style:paragraph-properties fo:line-height="115.00%" fo:text-align="justify" fo:margin-left="-36.00pt" fo:text-indent="0.00pt"/>
    </style:style>
    <style:style style:name="P12" style:family="paragraph">
      <style:paragraph-properties fo:line-height="115.00%" fo:text-align="justify" fo:margin-left="-18.00pt" fo:text-indent="0.00pt"/>
    </style:style>
    <style:style style:name="P13" style:family="paragraph">
      <style:paragraph-properties fo:line-height="115.00%" fo:text-align="justify" fo:margin-left="36.00pt" fo:text-indent="0.00pt"/>
    </style:style>
    <style:style style:name="P14" style:family="paragraph">
      <style:paragraph-properties fo:line-height="115.00%" fo:text-align="justify" fo:margin-left="0.00pt" fo:text-indent="36.00pt"/>
    </style:style>
    <style:style style:name="P15" style:family="paragraph">
      <style:paragraph-properties fo:line-height="115.00%" fo:text-align="justify" fo:margin-left="36.00pt" fo:text-indent="0.00pt"/>
    </style:style>
    <style:style style:name="P16" style:family="paragraph">
      <style:paragraph-properties fo:line-height="115.00%" fo:text-align="justify" fo:margin-left="0.00pt" fo:text-indent="36.00pt"/>
    </style:style>
    <style:style style:name="P17" style:family="paragraph">
      <style:paragraph-properties fo:line-height="115.00%" fo:text-align="justify" fo:margin-left="49.50pt" fo:text-indent="0.00pt"/>
    </style:style>
    <style:style style:name="P18" style:family="paragraph">
      <style:paragraph-properties fo:line-height="115.00%" fo:text-align="justify" fo:margin-left="36.00pt" fo:text-indent="0.00pt"/>
    </style:style>
    <style:style style:name="P19" style:family="paragraph">
      <style:paragraph-properties fo:line-height="115.00%" fo:text-align="justify" fo:margin-left="49.50pt" fo:text-indent="0.00pt"/>
    </style:style>
    <style:style style:name="P20" style:family="paragraph">
      <style:paragraph-properties fo:line-height="115.00%" fo:text-align="justify" fo:margin-left="0.00pt" fo:text-indent="36.00pt"/>
    </style:style>
    <style:style style:name="P21" style:family="paragraph">
      <style:paragraph-properties fo:line-height="115.00%" fo:text-align="justify" fo:margin-left="36.00pt" fo:text-indent="0.00pt"/>
    </style:style>
    <style:style style:name="P22" style:family="paragraph">
      <style:paragraph-properties fo:line-height="115.00%" fo:text-align="justify"/>
    </style:style>
    <style:style style:name="P23" style:family="paragraph">
      <style:paragraph-properties fo:line-height="115.00%" fo:text-align="justify" fo:margin-left="36.00pt" fo:text-indent="0.00pt"/>
    </style:style>
    <style:style style:name="P24" style:family="paragraph">
      <style:paragraph-properties fo:line-height="115.00%" fo:text-align="justify"/>
    </style:style>
    <style:style style:name="P25" style:family="paragraph">
      <style:paragraph-properties fo:line-height="115.00%" fo:text-align="justify" fo:margin-left="36.00pt" fo:text-indent="0.00pt"/>
    </style:style>
  </office:automatic-styles>
  <office:body>
    <office:text>
      <text:p text:style-name="P1"><text:span text:style-name="T1">Як</text:span><text:span text:style-name="T2"><text:s/></text:span><text:span text:style-name="T3">працювати</text:span><text:span text:style-name="T4"><text:s/></text:span><text:span text:style-name="T5">з</text:span><text:span text:style-name="T6"><text:s text:c="2"/></text:span><text:span text:style-name="T7">репозиторієм</text:span><text:span text:style-name="T8"><text:s/>(GitHub)</text:span><text:span text:style-name="T9"><text:line-break/></text:span><text:span text:style-name="T10"/></text:p>
      <text:p text:style-name="P1"><text:span text:style-name="T11"><text:tab/>1)<text:s text:c="2"/></text:span><text:span text:style-name="T12">створення репозиторія для командного проєкту </text:span></text:p>
      <text:p text:style-name="P2"><text:span text:style-name="T13">2)<text:s text:c="2"/></text:span><text:span text:style-name="T14">налаштування репозиторію<text:line-break/><text:tab/>3)<text:s text:c="2"/>розробка фічі або багфікс<text:line-break/><text:tab/>4)<text:s text:c="2"/>видалення гілок<text:s text:c="4"/></text:span></text:p>
      <text:p text:style-name="P2"><text:span text:style-name="T15">5)<text:s text:c="2"/></text:span><text:span text:style-name="T16">вирішення git-конфліктів </text:span></text:p>
      <text:p text:style-name="P2"><text:span text:style-name="T17">6)<text:s text:c="2"/></text:span><text:span text:style-name="T18">список команд для роботи з терміналом<text:s/></text:span><text:span text:style-name="T19"><text:line-break/></text:span><text:span text:style-name="T20"/></text:p>
      <text:p text:style-name="P3"><text:span text:style-name="T21">Як Ви пам’ятаєте,<text:s/></text:span><text:span text:style-name="T22">Git</text:span><text:span text:style-name="T23"><text:s/></text:span><text:span text:style-name="T24">–</text:span><text:span text:style-name="T25"><text:s/></text:span><text:span text:style-name="T26">це програмне забезпечення для контролю версій, яке зробить співпрацю з колегами по команді дуже простою. </text:span></text:p>
      <text:p text:style-name="P3"><text:span text:style-name="T27"/></text:p>
      <text:p text:style-name="P3"><text:span text:style-name="T28">Тому розпочнемо саме з<text:line-break/></text:span><text:span text:style-name="T29"/></text:p>
      <text:list text:style-name="L4">
        <text:list-item>
          <text:p text:style-name="P4"><text:span text:style-name="T30">створення репозиторія для командного проєкту</text:span><text:span text:style-name="T31"/></text:p>
        </text:list-item>
      </text:list>
      <text:p text:style-name="P5"><text:span text:style-name="T32">Тімлід</text:span><text:span text:style-name="T33"><text:s/>створює<text:s/></text:span><text:span text:style-name="T34">пустий публічний</text:span><text:span text:style-name="T35"><text:s/>репозиторій для проєкту<text:s/></text:span><text:span text:style-name="T36">на своєму<text:s/></text:span><text:span text:style-name="T37">GitHub-акаунті</text:span></text:p>
      <text:p text:style-name="P6"><text:span text:style-name="T38"/></text:p>
      <text:p text:style-name="P6"><text:span text:style-name="T39"/></text:p>
      <text:list text:style-name="L7">
        <text:list-item>
          <text:p text:style-name="P7"><text:span text:style-name="T40">налаштування репозиторію</text:span><text:span text:style-name="T41"><text:line-break/></text:span><text:span text:style-name="T42">На сторінці вже створеного репозиторію<text:s/></text:span><text:span text:style-name="T43">Тімлід</text:span><text:span text:style-name="T44"><text:s/>заходить до<text:s/></text:span><text:span text:style-name="T45">Settings<text:s/></text:span><text:span text:style-name="T46"><text:s/>та вносить наступні зміни</text:span><text:span text:style-name="T47"/></text:p>
        </text:list-item>
        <text:list-item>
          <text:p text:style-name="P8"><text:span text:style-name="T48">на вкладці<text:s/></text:span><text:span text:style-name="T49">General<text:s/></text:span><text:span text:style-name="T50">у секції<text:s/></text:span><text:span text:style-name="T51">Pull Requests<text:s/></text:span><text:span text:style-name="T52">ставить чек поряд з<text:s/></text:span><text:span text:style-name="T53">Automatically delete head branches</text:span><text:span text:style-name="T54"/></text:p>
        </text:list-item>
      </text:list>
      <text:p text:style-name="P9"><text:span text:style-name="T55"><text:s text:c="20"/></text:span><draw:frame text:anchor-type="as-char" svg:width="115.84mm" svg:height="20.40mm" style:rel-width="scale" style:rel-height="scale"><draw:object-ole xlink:href="OleObj1"/><draw:image xlink:href="ObjectReplacements/OleObj1"/></draw:frame><text:span text:style-name="T56"/></text:p>
      <text:list text:style-name="L10">
        <text:list-item>
          <text:p text:style-name="P10"><text:span text:style-name="T57">У вкладці<text:s/></text:span><text:span text:style-name="T58">Branches</text:span><text:span text:style-name="T59"><text:s/>у розділі<text:s/></text:span><text:span text:style-name="T60">Branch protection rules</text:span><text:span text:style-name="T61"><text:s/>встановлює правила для гілки</text:span><text:span text:style-name="T62"><text:s/>main</text:span><text:span text:style-name="T63"/></text:p>
        </text:list-item>
        <text:list-item>
          <text:p text:style-name="P10"><text:span text:style-name="T64">Тімлід</text:span><text:span text:style-name="T65"><text:s/>у вкладці<text:s/></text:span><text:span text:style-name="T66">Collaborators</text:span><text:span text:style-name="T67"><text:s/>додає членів команди в репозиторій. Кожному буде надіслано інвайт на пошту.</text:span><text:span text:style-name="T68"/></text:p>
        </text:list-item>
        <text:list-item>
          <text:p text:style-name="P10"><text:span text:style-name="T68">після чого усі розробники з команди<text:s/></text:span><text:span text:style-name="T69">клонують репозиторій, створений<text:s/></text:span><text:span text:style-name="T70">Тімлідом</text:span><text:span text:style-name="T71">.</text:span><text:span text:style-name="T72"><text:line-break/></text:span><text:span text:style-name="T73"/></text:p>
        </text:list-item>
        <text:list-item>
          <text:p text:style-name="P11"><text:span text:style-name="T74">розробка фічі або багфікс</text:span><text:span text:style-name="T75"/></text:p>
        </text:list-item>
        <text:list-item>
          <text:p text:style-name="P12"><text:span text:style-name="T76">кожна фіча або багфікс виконується окремою гілкою.</text:span><text:span text:style-name="T77"/></text:p>
        </text:list-item>
        <text:list-item>
          <text:p text:style-name="P12"><text:span text:style-name="T78">перед початком роботи над новою фічею або багфіксом оновлюємо локальний<text:s/></text:span><text:span text:style-name="T79">main</text:span><text:span text:style-name="T80">, щоб він був ідентичний<text:s/></text:span><text:span text:style-name="T81">main на GitHub</text:span><text:span text:style-name="T82">. Для цього переходимо на гілку<text:s/></text:span><text:span text:style-name="T83">main</text:span><text:span text:style-name="T84"><text:s/>і стягуємо останні зміни, щоб синхронізувати локальну гілку з тією, що на<text:s/></text:span><text:span text:style-name="T85">GitHub.</text:span><text:span text:style-name="T86"/></text:p>
        </text:list-item>
        <text:list-item>
          <text:p text:style-name="P12"><text:span text:style-name="T87">робимо нову гілку з<text:s/></text:span><text:span text:style-name="T88">main.</text:span><text:span text:style-name="T89"><text:s/>Рекомендується давати назву гілки за шаблоном<text:s/></text:span><text:span text:style-name="T90">feature/</text:span><text:span text:style-name="T91">назва</text:span><text:span text:style-name="T92">-</text:span><text:span text:style-name="T93">фічі</text:span><text:span text:style-name="T94"><text:s/></text:span><text:span text:style-name="T95">та</text:span><text:span text:style-name="T96"><text:s/></text:span><text:span text:style-name="T97">bugfix/</text:span><text:span text:style-name="T98">назва</text:span><text:span text:style-name="T99">-</text:span><text:span text:style-name="T100">бага</text:span><text:span text:style-name="T101">.</text:span><text:span text:style-name="T102"/></text:p>
        </text:list-item>
        <text:list-item>
          <text:p text:style-name="P12"><text:span text:style-name="T103">працюємо у цій гілці та вносимо необхідні зміни. Комітимо зміни за потребою.</text:span><text:span text:style-name="T104"/></text:p>
        </text:list-item>
        <text:list-item>
          <text:p text:style-name="P12"><text:span text:style-name="T105">після того, як фіча готова, відправляємо історію (комміти) локальної гілки на GitHub і відкриваємо<text:s/></text:span><text:span text:style-name="T106">Pull request.</text:span><text:span text:style-name="T107"/></text:p>
        </text:list-item>
        <text:list-item>
          <text:p text:style-name="P12"><text:span text:style-name="T108">призначаємо мінімум одного</text:span><text:span text:style-name="T109"><text:s/>Reviewer,<text:s/></text:span><text:span text:style-name="T110">щоб зробив рев</text:span><text:span text:style-name="T111">ʼ</text:span><text:span text:style-name="T112">ю коду.</text:span><text:span text:style-name="T113"/></text:p>
        </text:list-item>
        <text:list-item>
          <text:p text:style-name="P12"><text:span text:style-name="T114">якщо необхідне редагування, робимо його у тій самій гілці і відправляємо зміни на<text:s/></text:span><text:span text:style-name="T115">GitHub.</text:span><text:span text:style-name="T116"><text:s/>Поточний<text:s/></text:span><text:span text:style-name="T117">Pull request</text:span><text:span text:style-name="T118"><text:s/>оновиться автоматично, відкривати новий не треба.</text:span><text:span text:style-name="T119"/></text:p>
        </text:list-item>
        <text:list-item>
          <text:p text:style-name="P12"><text:span text:style-name="T120">після того як<text:s/></text:span><text:span text:style-name="T121">Pull request</text:span><text:span text:style-name="T122"><text:s/>пройшов рев</text:span><text:span text:style-name="T123">ʼ</text:span><text:span text:style-name="T124">ю коду,<text:s/></text:span><text:span text:style-name="T125">тімлід</text:span><text:span text:style-name="T126"><text:s/>приймає його (мержить у гілку</text:span><text:span text:style-name="T127"><text:s/>main</text:span><text:span text:style-name="T128">).</text:span><text:span text:style-name="T129"/></text:p>
        </text:list-item>
        <text:list-item>
          <text:p text:style-name="P12"><text:span text:style-name="T130">після того, як<text:s/></text:span><text:span text:style-name="T131">Pull request</text:span><text:span text:style-name="T132"><text:s/>був прийнятий, розробник переходить на гілку</text:span><text:span text:style-name="T133"><text:s/>main</text:span><text:span text:style-name="T134"><text:s/>і стягує останні зміни,</text:span><text:span text:style-name="T135"><text:s/></text:span><text:span text:style-name="T136">щоб синхронізувати локальну гілку з тією, що на<text:s/></text:span><text:span text:style-name="T137">GitHub.<text:s/></text:span><text:span text:style-name="T138"/></text:p>
        </text:list-item>
        <text:list-item>
          <text:p text:style-name="P12"><text:span text:style-name="T139">після синхронізації гілки<text:s/></text:span><text:span text:style-name="T140">main<text:s/></text:span><text:span text:style-name="T141">розробник видаляє свою локальну гілку фічі/бага в GitHub Desktop.</text:span><text:span text:style-name="T142"/></text:p>
        </text:list-item>
        <text:list-item>
          <text:p text:style-name="P12"><text:span text:style-name="T143">після злиття коду в<text:s/></text:span><text:span text:style-name="T144">main,</text:span><text:span text:style-name="T145"><text:s/>проєкт повинен успішно компілюватися та збиратися. Ситуація, коли<text:s/></text:span><text:span text:style-name="T146">Pull request</text:span><text:span text:style-name="T147"><text:s/>прийнятий, злитий, а проєкт не збирається - epic fail</text:span><text:span text:style-name="T148"/></text:p>
        </text:list-item>
        <text:list-item>
          <text:p text:style-name="P12"><text:span text:style-name="T149">забороняється безпосередньо заливати код у гілку<text:s/></text:span><text:span text:style-name="T150">main</text:span><text:span text:style-name="T151"/></text:p>
        </text:list-item>
      </text:list>
      <text:p text:style-name="P13"><text:span text:style-name="T152"/></text:p>
      <text:p text:style-name="P14"><text:span text:style-name="T153">4)<text:s/></text:span><text:span text:style-name="T154">видалення гілок</text:span></text:p>
      <text:p text:style-name="P14"><text:span text:style-name="T155">щоб видалити гілку через<text:s/></text:span><text:span text:style-name="T156">термінал</text:span><text:span text:style-name="T157"/></text:p>
      <text:p text:style-name="P14"><text:span text:style-name="T158">git branch -d &lt;</text:span><text:span text:style-name="T159">назва_гілки&gt;</text:span><text:span text:style-name="T160"><text:s text:c="2"/>- видалити гілку</text:span></text:p>
      <text:p text:style-name="P14"><text:span text:style-name="T161">git push origin --delete &lt;</text:span><text:span text:style-name="T162">назва_гілки&gt;</text:span><text:span text:style-name="T163"><text:s/>- видалити гілку на віддаленому репозиторії</text:span></text:p>
      <text:p text:style-name="P15"><text:span text:style-name="T164"/></text:p>
      <text:p text:style-name="P16"><text:span text:style-name="T165">5)<text:s/></text:span><text:span text:style-name="T166">вирішення git-конфліктів</text:span></text:p>
      <text:p text:style-name="P17"><text:span text:style-name="T167">Конфлікти відбуваються коли два розробники одночасно змінюють один і той же рядок в одному тому самому файлі. Виникають під час<text:s/></text:span><text:span text:style-name="T168">Pull Request</text:span><text:span text:style-name="T169">, через що він не може бути успішно доданий у базову гілку. Конфлікти бажано вирішувати локально, а не на GitHub. Для цього </text:span></text:p>
      <text:p text:style-name="P18"><text:span text:style-name="T170"><text:s text:c="4"/></text:span><text:span text:style-name="T171">у<text:s/></text:span><text:span text:style-name="T172">терміналі <text:line-break/><text:s text:c="4"/></text:span><text:span text:style-name="T173">git checkout<text:s text:c="2"/>main</text:span></text:p>
      <text:p text:style-name="P19"><text:span text:style-name="T174">git pull</text:span></text:p>
      <text:p text:style-name="P19"><text:span text:style-name="T174">git checkout ‘</text:span><text:span text:style-name="T175">назва-вашої-гілки’</text:span></text:p>
      <text:p text:style-name="P19"><text:span text:style-name="T176">git merge main</text:span></text:p>
      <text:p text:style-name="P19"><text:span text:style-name="T177">Вирішуємо конфлікт і робимо коміт. Після чого відправляємо зміни на GitHub, щоб оновити<text:s text:c="2"/></text:span><text:span text:style-name="T178">Pull Request</text:span><text:span text:style-name="T179">.</text:span></text:p>
      <text:p text:style-name="P19"><text:span text:style-name="T180"/></text:p>
      <text:p text:style-name="P20"><text:span text:style-name="T181">6)<text:s/></text:span><text:span text:style-name="T182">список команд для роботи з терміналом</text:span><text:span text:style-name="T183"/></text:p>
      <text:p text:style-name="P21"><text:span text:style-name="T184"><text:s text:c="9"/>git clone<text:s/></text:span><text:a xlink:href="https://посилання_на_репозиторій"><text:span text:style-name="T185">https://</text:span><text:span text:style-name="T186">посилання_на_репозиторій</text:span></text:a><text:span text:style-name="T187"><text:s/></text:span><text:span text:style-name="T188">клонуєте репозиторій<text:s text:c="2"/></text:span></text:p>
      <text:p text:style-name="P22"><text:span text:style-name="T189"><text:s/><text:tab/><text:s text:c="9"/></text:span><text:span text:style-name="T190">git checkout ‘</text:span><text:span text:style-name="T191">назва-гілки’<text:s/></text:span><text:span text:style-name="T192">перехід на гілку ‘назва-гілки’</text:span></text:p>
      <text:p text:style-name="P23"><text:span text:style-name="T193"><text:s text:c="9"/></text:span><text:span text:style-name="T194">git pull origin ‘</text:span><text:span text:style-name="T195">назва-гілки’<text:s/></text:span><text:span text:style-name="T196">стягує останні зміни</text:span><text:span text:style-name="T197"><text:s/></text:span><text:span text:style-name="T198">гілки ‘назва-гілки’</text:span><text:span text:style-name="T199"/></text:p>
      <text:p text:style-name="P23"><text:span text:style-name="T200"><text:s text:c="9"/>git checkout -b ‘</text:span><text:span text:style-name="T201">назва-нової-гілки’<text:s/></text:span><text:span text:style-name="T202">створює нову гілку </text:span></text:p>
      <text:p text:style-name="P23"><text:span text:style-name="T203"><text:s text:c="9"/></text:span><text:span text:style-name="T204">git add .<text:s/></text:span><text:span text:style-name="T205">та</text:span><text:span text:style-name="T206"><text:s text:c="2"/>git commit -m “назва-коміта”<text:s/></text:span><text:span text:style-name="T207">записує зміни до локальної гілки</text:span></text:p>
      <text:p text:style-name="P23"><text:span text:style-name="T208"><text:s text:c="9"/>git push origin ‘</text:span><text:span text:style-name="T209">назва-вашої-гілки’<text:s/></text:span><text:span text:style-name="T210">публікує ваші зміни на гілці віддаленого репозиторію</text:span></text:p>
      <text:p text:style-name="P23"><text:span text:style-name="T211"><text:s text:c="9"/></text:span><text:span text:style-name="T212">git merge ‘</text:span><text:span text:style-name="T213">назва-гілки’<text:s/></text:span><text:span text:style-name="T214">залиття коду з гілки ‘назва-гілки’ на поточну гілку</text:span></text:p>
      <text:p text:style-name="P24"><text:span text:style-name="T215"><text:s text:c="20"/>git branch -d ‘</text:span><text:span text:style-name="T216">назва-гілки’<text:s/></text:span><text:span text:style-name="T217">видалення гілки ‘назва-гілки’</text:span></text:p>
      <text:p text:style-name="P25"><text:span text:style-name="T218"><text:s text:c="9"/></text:span><text:span text:style-name="T219">git fetch</text:span><text:span text:style-name="T220"><text:s text:c="2"/></text:span><text:span text:style-name="T221">стягує всі зміни з віддаленого репозиторію</text:span><text:span text:style-name="T2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